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5353819486105055431"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text:soft-page-break/>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Раздались тихие шаги. Меня накрыла тень.</text:p>
      <text:p text:style-name="P53"><text:soft-page-break/>–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и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text:soft-page-break/>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text:soft-page-break/>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text:soft-page-break/>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text:soft-page-break/>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text:soft-page-break/>–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text:soft-page-break/>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text:soft-page-break/>–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text:soft-page-break/>«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text:soft-page-break/>…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text:soft-page-break/>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text:soft-page-break/>–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oft-page-break/><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text:soft-page-break/>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text:soft-page-break/>–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text:soft-page-break/>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soft-page-break/>…</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text:soft-page-break/></text:p>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oft-page-break/><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text:soft-page-break/>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text:soft-page-break/>–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text:soft-page-break/>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text:soft-page-break/>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text:soft-page-break/>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text:soft-page-break/>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text:soft-page-break/>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soft-page-break/>…</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text:soft-page-break/>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soft-page-break/>…</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text:soft-page-break/>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text:soft-page-break/>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text:soft-page-break/>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text:soft-page-break/>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3"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oft-page-break/><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text:soft-page-break/>–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text:soft-page-break/>–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soft-page-break/>…</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text:soft-page-break/></text:p>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text:soft-page-break/>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text:soft-page-break/>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text:soft-page-break/>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text:soft-page-break/>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text:soft-page-break/>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text:soft-page-break/>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text:soft-page-break/>–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oft-page-break/><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text:soft-page-break/>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text:soft-page-break/>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text:soft-page-break/>–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text:soft-page-break/></text:p>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oft-page-break/><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text:soft-page-break/>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04T18:21:20.29</dc:date>
    <meta:editing-duration>P162DT22H28M10S</meta:editing-duration>
    <meta:editing-cycles>1039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6" meta:paragraph-count="5009" meta:word-count="109622" meta:character-count="697027"/>
  </office:meta>
</office:document-meta>
</file>